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ALEGRIA GILMA YRASEM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316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ALEGRIA GILMA YRASEM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316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ORIEGA VALERA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1624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.51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31.0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1.0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00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